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555in"/>
    </style:style>
    <style:style style:name="co2" style:family="table-column">
      <style:table-column-properties fo:break-before="auto" style:column-width="1.1193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9067in" svg:height="3.615in" svg:x="6.4752in" svg:y="0.2382in">
            <draw:object draw:notify-on-update-of-ranges="Sheet1.A8:Sheet1.A8 Sheet1.A9:Sheet1.A12 Sheet1.B8:Sheet1.B8 Sheet1.B9:Sheet1.B12 Sheet1.C9:Sheet1.C12 Sheet1.C9:Sheet1.C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5.7996in" svg:height="4.111in" svg:x="6.5701in" svg:y="4.3516in">
            <draw:object draw:notify-on-update-of-ranges="Sheet1.A35:Sheet1.A35 Sheet1.A36:Sheet1.A40 Sheet1.B35:Sheet1.B35 Sheet1.B36:Sheet1.B40 Sheet1.C36:Sheet1.C40 Sheet1.C36:Sheet1.C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" office:value-type="string">
            <text:p>temps (ms)</text:p>
          </table:table-cell>
          <table:table-cell table:style-name="ce1" office:value-type="string">
            <text:p>desviació estàndard (ms)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Identita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Semblanç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Malla NTv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7 paràmetres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9">
            <text:p>9</text:p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1" office:value-type="string">
            <text:p>Distància (m)</text:p>
          </table:table-cell>
          <table:table-cell table:style-name="ce1" office:value-type="string">
            <text:p>desviació estàndard (m)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Semblança</text:p>
          </table:table-cell>
          <table:table-cell table:style-name="ce2" office:value-type="float" office:value="0.003896">
            <text:p>0.003896</text:p>
          </table:table-cell>
          <table:table-cell table:style-name="ce2" office:value-type="float" office:value="0.01376">
            <text:p>0.01376</text:p>
          </table:table-cell>
          <table:table-cell table:number-columns-repeated="1021"/>
        </table:table-row>
        <table:table-row table:style-name="ro1">
          <table:table-cell office:value-type="string">
            <text:p>Malla NTv2 ICC</text:p>
          </table:table-cell>
          <table:table-cell table:style-name="ce2" office:value-type="float" office:value="0.003896">
            <text:p>0.003896</text:p>
          </table:table-cell>
          <table:table-cell table:style-name="ce2" office:value-type="float" office:value="0.01374">
            <text:p>0.01374</text:p>
          </table:table-cell>
          <table:table-cell table:number-columns-repeated="1021"/>
        </table:table-row>
        <table:table-row table:style-name="ro1">
          <table:table-cell office:value-type="string">
            <text:p>Malla NTv2 IGN</text:p>
          </table:table-cell>
          <table:table-cell office:value-type="float" office:value="0.3768">
            <text:p>0.3768</text:p>
          </table:table-cell>
          <table:table-cell office:value-type="float" office:value="0.1899">
            <text:p>0.1899</text:p>
          </table:table-cell>
          <table:table-cell table:number-columns-repeated="1021"/>
        </table:table-row>
        <table:table-row table:style-name="ro1">
          <table:table-cell office:value-type="string">
            <text:p>7 paràmetres</text:p>
          </table:table-cell>
          <table:table-cell table:style-name="ce2" office:value-type="float" office:value="4.353">
            <text:p>4.353</text:p>
          </table:table-cell>
          <table:table-cell table:style-name="ce2" office:value-type="float" office:value="0.08301">
            <text:p>0.08301</text:p>
          </table:table-cell>
          <table:table-cell table:number-columns-repeated="1021"/>
        </table:table-row>
        <table:table-row table:style-name="ro1">
          <table:table-cell office:value-type="string">
            <text:p>Sense transformació</text:p>
          </table:table-cell>
          <table:table-cell table:style-name="ce2" office:value-type="float" office:value="224.98">
            <text:p>224.98</text:p>
          </table:table-cell>
          <table:table-cell table:style-name="ce2" office:value-type="float" office:value="0.07777">
            <text:p>0.07777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3:36:38</meta:creation-date>
    <dc:date>2012-05-23T17:07:45</dc:date>
    <meta:editing-duration>PT3H14M11S</meta:editing-duration>
    <meta:editing-cycles>7</meta:editing-cycles>
    <meta:generator>LibreOffice/3.5$Linux_x86 LibreOffice_project/350m1$Build-2</meta:generator>
    <meta:document-statistic meta:table-count="3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Sheet1.C36:Sheet1.C40" chart:error-lower-range="Sheet1.C36:Sheet1.C40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C36:Sheet1.C40" chart:error-lower-range="Sheet1.C36:Sheet1.C40"/>
      <style:graphic-properties draw:stroke="none" draw:fill-color="#004586" draw:opacity="85%" draw:opacity-name="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  <style:graphic-properties svg:stroke-width="0.051cm" svg:stroke-color="#ff0000" svg:stroke-opacity="80%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32cm" svg:height="10.443cm" xlink:href=".." xlink:type="simple" chart:class="chart:bar" chart:style-name="ch1">
        <chart:title svg:x="4.425cm" svg:y="0.344cm" chart:style-name="ch2">
          <text:p>Comparativa error posicional</text:p>
        </chart:title>
        <chart:subtitle svg:x="5.655cm" svg:y="1.331cm" chart:style-name="ch3">
          <text:p>Full BT5M 289-126</text:p>
        </chart:subtitle>
        <chart:plot-area chart:style-name="ch4" table:cell-range-address="Sheet1.A35:Sheet1.B40" chart:data-source-has-labels="both" svg:x="1.305cm" svg:y="2.43cm" svg:width="12.839cm" svg:height="6.824cm">
          <chartooo:coordinate-region svg:x="2.403cm" svg:y="2.63cm" svg:width="11.21cm" svg:height="5.579cm"/>
          <chart:axis chart:dimension="x" chart:name="primary-x" chart:style-name="ch5" chartooo:axis-type="auto">
            <chartooo:date-scale/>
            <chart:title svg:x="7.124cm" svg:y="9.462cm" chart:style-name="ch6">
              <text:p>mètode</text:p>
            </chart:title>
            <chart:categories table:cell-range-address="Sheet1.A36:Sheet1.A40"/>
          </chart:axis>
          <chart:axis chart:dimension="y" chart:name="primary-y" chart:style-name="ch7">
            <chart:title svg:x="0.451cm" svg:y="6.825cm" chart:style-name="ch8">
              <text:p>distància (m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B36:Sheet1.B40" chart:label-cell-address="Sheet1.B35:Sheet1.B35" chart:class="chart:bar">
            <chart:error-indicator chart:style-name="ch12" chart:dimension="y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ància (m)</text:p>
                <draw:g>
                  <svg:desc>Sheet1.B35:Sheet1.B3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emblança</text:p>
                <draw:g>
                  <svg:desc>Sheet1.A36:Sheet1.A40</svg:desc>
                </draw:g>
              </table:table-cell>
              <table:table-cell office:value-type="float" office:value="0.003896">
                <text:p>0.003896</text:p>
                <draw:g>
                  <svg:desc>Sheet1.B36:Sheet1.B40</svg:desc>
                </draw:g>
              </table:table-cell>
              <table:table-cell office:value-type="float" office:value="0.01376">
                <text:p>0.01376</text:p>
                <draw:g>
                  <svg:desc>Sheet1.C36:Sheet1.C40</svg:desc>
                </draw:g>
              </table:table-cell>
              <table:table-cell office:value-type="float" office:value="0.01376">
                <text:p>0.01376</text:p>
                <draw:g>
                  <svg:desc>Sheet1.C36:Sheet1.C40</svg:desc>
                </draw:g>
              </table:table-cell>
            </table:table-row>
            <table:table-row>
              <table:table-cell office:value-type="string">
                <text:p>Malla NTv2 ICC</text:p>
              </table:table-cell>
              <table:table-cell office:value-type="float" office:value="0.003896">
                <text:p>0.003896</text:p>
              </table:table-cell>
              <table:table-cell office:value-type="float" office:value="0.01374">
                <text:p>0.01374</text:p>
              </table:table-cell>
              <table:table-cell office:value-type="float" office:value="0.01374">
                <text:p>0.01374</text:p>
              </table:table-cell>
            </table:table-row>
            <table:table-row>
              <table:table-cell office:value-type="string">
                <text:p>Malla NTv2 IGN</text:p>
              </table:table-cell>
              <table:table-cell office:value-type="float" office:value="0.3768">
                <text:p>0.3768</text:p>
              </table:table-cell>
              <table:table-cell office:value-type="float" office:value="0.1899">
                <text:p>0.1899</text:p>
              </table:table-cell>
              <table:table-cell office:value-type="float" office:value="0.1899">
                <text:p>0.1899</text:p>
              </table:table-cell>
            </table:table-row>
            <table:table-row>
              <table:table-cell office:value-type="string">
                <text:p>7 paràmetres</text:p>
              </table:table-cell>
              <table:table-cell office:value-type="float" office:value="4.353">
                <text:p>4.353</text:p>
              </table:table-cell>
              <table:table-cell office:value-type="float" office:value="0.08301">
                <text:p>0.08301</text:p>
              </table:table-cell>
              <table:table-cell office:value-type="float" office:value="0.08301">
                <text:p>0.08301</text:p>
              </table:table-cell>
            </table:table-row>
            <table:table-row>
              <table:table-cell office:value-type="string">
                <text:p>Sense transformació</text:p>
              </table:table-cell>
              <table:table-cell office:value-type="float" office:value="224.98">
                <text:p>224.98</text:p>
              </table:table-cell>
              <table:table-cell office:value-type="float" office:value="0.07777">
                <text:p>0.07777</text:p>
              </table:table-cell>
              <table:table-cell office:value-type="float" office:value="0.07777">
                <text:p>0.07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Sheet1.C9:Sheet1.C12" chart:error-lower-range="Sheet1.C9:Sheet1.C1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C9:Sheet1.C12" chart:error-lower-range="Sheet1.C9:Sheet1.C12"/>
      <style:graphic-properties draw:stroke="none" draw:fill-color="#004586" draw:opacity="85%" draw:opacity-name=""/>
      <style:text-properties fo:font-size="10pt" style:font-size-asian="10pt" style:font-size-complex="10pt"/>
    </style:style>
    <style:style style:name="ch13" style:family="chart">
      <style:chart-properties chart:error-category="cell-range"/>
      <style:graphic-properties svg:stroke-width="0.051cm" svg:stroke-color="#ff0000" svg:stroke-opacity="80%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4cm" svg:height="9.183cm" xlink:href=".." xlink:type="simple" chart:class="chart:bar" chart:style-name="ch1">
        <chart:title svg:x="3.754cm" svg:y="0.319cm" chart:style-name="ch2">
          <text:p>Comparativa temps de transformació</text:p>
        </chart:title>
        <chart:subtitle svg:x="5.791cm" svg:y="1.281cm" chart:style-name="ch3">
          <text:p>Full BT5M 289-126</text:p>
        </chart:subtitle>
        <chart:plot-area chart:style-name="ch4" table:cell-range-address="Sheet1.A8:Sheet1.B12" chart:data-source-has-labels="both" svg:x="1.311cm" svg:y="2.33cm" svg:width="13.093cm" svg:height="5.689cm">
          <chartooo:coordinate-region svg:x="1.932cm" svg:y="2.529cm" svg:width="11.85cm" svg:height="4.843cm"/>
          <chart:axis chart:dimension="x" chart:name="primary-x" chart:style-name="ch5" chartooo:axis-type="auto">
            <chartooo:date-scale/>
            <chart:title svg:x="7.257cm" svg:y="8.202cm" chart:style-name="ch6">
              <text:p>mètode</text:p>
            </chart:title>
            <chart:categories table:cell-range-address="Sheet1.A9:Sheet1.A12"/>
          </chart:axis>
          <chart:axis chart:dimension="y" chart:name="primary-y" chart:style-name="ch7">
            <chart:title svg:x="0.451cm" svg:y="6.025cm" chart:style-name="ch8">
              <text:p>temps (ms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9:Sheet1.B12" chart:label-cell-address="Sheet1.B8:Sheet1.B8" chart:class="chart:bar">
            <chart:error-indicator chart:style-name="ch13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ms)</text:p>
                <draw:g>
                  <svg:desc>Sheet1.B8:Sheet1.B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dentitat</text:p>
                <draw:g>
                  <svg:desc>Sheet1.A9:Sheet1.A12</svg:desc>
                </draw:g>
              </table:table-cell>
              <table:table-cell office:value-type="float" office:value="12">
                <text:p>12</text:p>
                <draw:g>
                  <svg:desc>Sheet1.B9:Sheet1.B12</svg:desc>
                </draw:g>
              </table:table-cell>
              <table:table-cell office:value-type="float" office:value="4">
                <text:p>4</text:p>
                <draw:g>
                  <svg:desc>Sheet1.C9:Sheet1.C12</svg:desc>
                </draw:g>
              </table:table-cell>
              <table:table-cell office:value-type="float" office:value="4">
                <text:p>4</text:p>
                <draw:g>
                  <svg:desc>Sheet1.C9:Sheet1.C12</svg:desc>
                </draw:g>
              </table:table-cell>
            </table:table-row>
            <table:table-row>
              <table:table-cell office:value-type="string">
                <text:p>Semblança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lla NTv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 paràmetres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